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cm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5cm" loext:decorative="false"/>
      <style:paragraph-properties style:writing-mode="lr-tb"/>
    </style:style>
    <style:style style:name="gr3" style:family="graphic" style:parent-style-name="standard">
      <style:graphic-properties draw:fill-color="#ff0000" draw:opacity="0%" draw:textarea-horizontal-align="justify" draw:textarea-vertical-align="middle" draw:auto-grow-height="false" fo:min-height="1.342cm" fo:min-width="1.976cm" loext:decorative="false"/>
      <style:paragraph-properties style:writing-mode="lr-tb"/>
    </style:style>
    <style:style style:name="gr4" style:family="graphic" style:parent-style-name="standard">
      <style:graphic-properties draw:fill-color="#ff0000" draw:opacity="0%" draw:opacity-name="" draw:textarea-horizontal-align="justify" draw:textarea-vertical-align="middle" draw:auto-grow-height="false" fo:min-height="1.342cm" fo:min-width="1.976cm" loext:decorative="false"/>
      <style:paragraph-properties style:writing-mode="lr-tb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0.458cm" fo:min-width="0.914cm" loext:decorative="false"/>
      <style:paragraph-properties style:writing-mode="lr-tb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.458cm" fo:min-width="1.268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fill-color="#ff0000" draw:opacity="0%" draw:textarea-horizontal-align="justify" draw:textarea-vertical-align="middle" draw:auto-grow-height="false" fo:min-height="1.401cm" fo:min-width="2.094cm" loext:decorative="false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/>
    </style:style>
    <style:style style:name="P3" style:family="paragraph">
      <loext:graphic-properties draw:fill="none" draw:fill-color="#ffffff"/>
      <style:paragraph-properties fo:text-align="center"/>
      <style:text-properties style:font-name="Ubuntu"/>
    </style:style>
    <style:style style:name="P4" style:family="paragraph">
      <style:paragraph-properties fo:text-align="center"/>
      <style:text-properties fo:color="#000000" loext:opacity="100%"/>
    </style:style>
    <style:style style:name="P5" style:family="paragraph">
      <loext:graphic-properties draw:fill-color="#ff0000" draw:opacity="0%"/>
      <style:paragraph-properties fo:text-align="center"/>
      <style:text-properties fo:color="#000000" loext:opacity="100%" fo:background-color="#ffffff"/>
    </style:style>
    <style:style style:name="P6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7" style:family="paragraph">
      <loext:graphic-properties draw:fill-color="#ff0000" draw:opacity="0%"/>
      <style:paragraph-properties fo:text-align="center"/>
      <style:text-properties fo:color="#000000" loext:opacity="100%" fo:font-size="12pt" fo:background-color="#ffffff" style:font-size-asian="12pt" style:font-size-complex="12pt"/>
    </style:style>
    <style:style style:name="P8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P9" style:family="paragraph">
      <loext:graphic-properties draw:fill-color="#ff0000" draw:opacity="0%"/>
      <style:paragraph-properties fo:text-align="center"/>
      <style:text-properties fo:color="#000000" loext:opacity="100%" fo:font-size="14pt" fo:background-color="#ffffff" style:font-size-asian="14pt" style:font-size-complex="14pt"/>
    </style:style>
    <style:style style:name="P10" style:family="paragraph">
      <style:paragraph-properties fo:text-align="center"/>
      <style:text-properties fo:color="#ffffff" loext:opacity="100%" fo:font-size="14pt" fo:font-weight="bold" style:font-size-asian="14pt" style:font-size-complex="14pt"/>
    </style:style>
    <style:style style:name="P11" style:family="paragraph">
      <loext:graphic-properties draw:fill-color="#ff0000" draw:opacity="0%"/>
      <style:paragraph-properties fo:text-align="center"/>
      <style:text-properties fo:color="#ffffff" loext:opacity="100%" fo:font-size="14pt" fo:font-weight="bold" fo:background-color="#ffffff" style:font-size-asian="14pt" style:font-size-complex="14pt"/>
    </style:style>
    <style:style style:name="P12" style:family="paragraph">
      <loext:graphic-properties draw:opacity="0%"/>
      <style:paragraph-properties fo:text-align="center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2pt" style:font-size-asian="12pt" style:font-size-complex="12pt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5cm" svg:height="1.75cm" svg:x="11.7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cm" svg:height="1.75cm" svg:x="11.75cm" svg:y="6.5cm">
          <draw:text-box>
            <text:p text:style-name="P2"><text:span text:style-name="T1">Aluno</text:span></text:p>
          </draw:text-box>
        </draw:frame>
        <draw:custom-shape draw:style-name="gr3" draw:text-style-name="P5" draw:layer="layout" svg:width="3.5cm" svg:height="2.25cm" svg:x="17.5cm" svg:y="8.75cm">
          <text:p text:style-name="P4"><text:span text:style-name="T2">CP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3.5cm" svg:height="2.25cm" svg:x="17.5cm" svg:y="5cm">
          <text:p text:style-name="P6"><text:span text:style-name="T3">Número da matrícu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5cm" svg:height="2.25cm" svg:x="12cm" svg:y="10.5cm">
          <text:p text:style-name="P8"><text:span text:style-name="T4">Telef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5cm" svg:height="2.25cm" svg:x="7.75cm" svg:y="9.25cm">
          <text:p text:style-name="P8"><text:span text:style-name="T4">Data de</text:span></text:p>
          <text:p text:style-name="P8"><text:span text:style-name="T4">Nas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3.5cm" svg:height="2.25cm" svg:x="11cm" svg:y="3.25cm">
          <text:p text:style-name="P10"><text:span text:style-name="T4">N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2cm" svg:height="1cm" svg:x="10.75cm" svg:y="2cm">
          <text:p text:style-name="P1"><text:span text:style-name="T5">Primeiro n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5cm" svg:height="1cm" svg:x="13cm" svg:y="2cm">
          <text:p text:style-name="P1"><text:span text:style-name="T5">Sobren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3" draw:layer="layout" svg:x1="12.879cm" svg:y1="3.252cm" svg:x2="14.25cm" svg:y2="3cm">
          <text:p/>
        </draw:line>
        <draw:line draw:style-name="gr7" draw:text-style-name="P13" draw:layer="layout" svg:x1="12.82cm" svg:y1="3.244cm" svg:x2="12.023cm" svg:y2="2.974cm">
          <text:p/>
        </draw:line>
        <draw:custom-shape draw:style-name="gr8" draw:text-style-name="P9" draw:layer="layout" svg:width="3.668cm" svg:height="2.333cm" svg:x="11.906cm" svg:y="10.451cm">
          <text:p text:style-name="P8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3" draw:layer="layout" svg:x1="13.95cm" svg:y1="8.238cm" svg:x2="13.914cm" svg:y2="10.451cm">
          <text:p/>
        </draw:line>
        <draw:line draw:style-name="gr9" draw:text-style-name="P13" draw:layer="layout" svg:x1="16.247cm" svg:y1="8.238cm" svg:x2="17.679cm" svg:y2="9.368cm">
          <text:p/>
        </draw:line>
        <draw:line draw:style-name="gr9" draw:text-style-name="P13" draw:layer="layout" svg:x1="11.762cm" svg:y1="8.226cm" svg:x2="10.752cm" svg:y2="9.585cm">
          <text:p/>
        </draw:line>
        <draw:line draw:style-name="gr9" draw:text-style-name="P13" draw:layer="layout" svg:x1="12.923cm" svg:y1="6.499cm" svg:x2="12.796cm" svg:y2="5.493cm">
          <text:p/>
        </draw:line>
        <draw:line draw:style-name="gr9" draw:text-style-name="P13" draw:layer="layout" svg:x1="16.245cm" svg:y1="6.499cm" svg:x2="17.515cm" svg:y2="6.19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3:54:39.968977841</meta:creation-date>
    <dc:date>2023-10-03T15:52:35.275186543</dc:date>
    <meta:editing-duration>PT1H57M55S</meta:editing-duration>
    <meta:editing-cycles>2</meta:editing-cycles>
    <meta:generator>LibreOffice/7.6.2.1$Linux_X86_64 LibreOffice_project/60$Build-1</meta:generator>
    <meta:document-statistic meta:object-count="17"/>
  </office:meta>
</office:document-meta>
</file>